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Ruprecht 14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office:value-type="string" calcext:value-type="string">
            <text:p>NGC_2632</text:p>
          </table:table-cell>
          <table:table-cell office:value-type="string" calcext:value-type="string">
            <text:p>Ruprecht_147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office:value-type="string" calcext:value-type="string">
            <text:p>47’</text:p>
          </table:table-cell>
          <table:table-cell office:value-type="string" calcext:value-type="string">
            <text:p>30’</text:p>
          </table:table-cell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office:value-type="float" office:value="923" calcext:value-type="float">
            <text:p>923</text:p>
          </table:table-cell>
          <table:table-cell office:value-type="float" office:value="1088" calcext:value-type="float">
            <text:p>1088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table:number-columns-repeated="2"/>
          <table:table-cell office:value-type="float" office:value="563" calcext:value-type="float">
            <text:p>563</text:p>
          </table:table-cell>
        </table:table-row>
        <table:table-row table:style-name="ro2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table:number-columns-repeated="2"/>
          <table:table-cell office:value-type="float" office:value="5001" calcext:value-type="float">
            <text:p>5001</text:p>
          </table:table-cell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table:number-columns-repeated="2"/>
          <table:table-cell office:value-type="float" office:value="388" calcext:value-type="float">
            <text:p>388</text:p>
          </table:table-cell>
        </table:table-row>
        <table:table-row table:style-name="ro4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2MASSn1S3: Sampedro n1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2MASSn2S3: Sampedro n2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2MASSn3S3: Sampedro n3 X 2MASS/K2 X 3’’</text:p>
          </table:table-cell>
          <table:table-cell office:value-type="string" calcext:value-type="string">
            <text:p># number of stars matching Sampedro and 2MASS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1S3 X K2 X 3’’</text:p>
          </table:table-cell>
          <table:table-cell office:value-type="string" calcext:value-type="string">
            <text:p># number of stars matching (Sampedro_n1, Pan-STARRS, 3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2S3 X K2 X 3’’</text:p>
          </table:table-cell>
          <table:table-cell office:value-type="string" calcext:value-type="string">
            <text:p># number of stars matching (Sampedro_n2, Pan-STARRS, 3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Sn3S3 X K2 X 3’’</text:p>
          </table:table-cell>
          <table:table-cell office:value-type="string" calcext:value-type="string">
            <text:p># number of stars matching (Sampedro_n3, Pan-STARRS, 3’’) and K2 within 3’’ </text:p>
          </table:table-cell>
          <table:table-cell table:number-columns-repeated="3"/>
        </table:table-row>
        <table:table-row table:style-name="ro1" table:number-rows-repeated="12">
          <table:table-cell table:style-name="Default" table:number-columns-repeated="2"/>
          <table:table-cell table:number-columns-repeated="3"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üllsheet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6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6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6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6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6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6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6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6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6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6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6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6" table:number-rows-repeated="1048563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0-24T16:02:45.494533277</dc:date>
    <meta:editing-duration>PT2H50M1S</meta:editing-duration>
    <meta:editing-cycles>2</meta:editing-cycles>
    <meta:generator>LibreOffice/5.1.6.2$Linux_X86_64 LibreOffice_project/10m0$Build-2</meta:generator>
    <meta:document-statistic meta:table-count="2" meta:cell-count="105" meta:object-count="0"/>
  </office:meta>
</office:document-meta>
</file>